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reMatchersTest.should_help_out_with_unnecessary_ca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reMatchersTest.any_class_should_be_actual_alias_to_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reMatchers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